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8faf7" officeooo:paragraph-rsid="0008faf7" style:font-weight-asian="bold" style:font-weight-complex="bold"/>
    </style:style>
    <style:style style:name="P4" style:family="paragraph" style:parent-style-name="Standard">
      <style:text-properties fo:font-weight="normal" officeooo:rsid="0008faf7" officeooo:paragraph-rsid="0008faf7" style:font-weight-asian="normal" style:font-weight-complex="normal"/>
    </style:style>
    <style:style style:name="P5" style:family="paragraph" style:parent-style-name="Standard">
      <style:text-properties officeooo:rsid="000aadea" officeooo:paragraph-rsid="000aadea"/>
    </style:style>
    <style:style style:name="P6" style:family="paragraph" style:parent-style-name="Standard">
      <style:text-properties officeooo:paragraph-rsid="000aadea"/>
    </style:style>
    <style:style style:name="P7" style:family="paragraph" style:parent-style-name="Text_20_body">
      <style:text-properties officeooo:rsid="000aadea" officeooo:paragraph-rsid="000aadea"/>
    </style:style>
    <style:style style:name="P8" style:family="paragraph" style:parent-style-name="Heading_20_2">
      <style:paragraph-properties fo:break-before="page"/>
      <style:text-properties officeooo:paragraph-rsid="000aadea"/>
    </style:style>
    <style:style style:name="P9" style:family="paragraph" style:parent-style-name="Title" style:master-page-name="Standard">
      <style:paragraph-properties style:page-number="auto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b 58%" fo:font-style="italic" style:font-style-asian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97f65"/>
    </style:style>
    <style:style style:name="T6" style:family="text">
      <style:text-properties officeooo:rsid="000aadea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aadea" style:font-style-asian="normal" style:font-style-complex="normal"/>
    </style:style>
    <style:style style:name="T9" style:family="text">
      <style:text-properties officeooo:rsid="000ada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Vehicle Detection in Color Images</text:p>
      <text:p text:style-name="P1"/>
      <text:list xml:id="list5628483674316529371" text:style-name="Outline">
        <text:list-item>
          <text:h text:style-name="Heading_20_1" text:outline-level="1">The problem</text:h>
        </text:list-item>
      </text:list>
      <text:p text:style-name="P4">Having a video sequence, taken from a static camera, of a road, detect the vehicles on each frame.</text:p>
      <text:list xml:id="list190513894833529" text:continue-numbering="true" text:style-name="Outline">
        <text:list-item>
          <text:h text:style-name="Heading_20_1" text:outline-level="1">The solution</text:h>
        </text:list-item>
      </text:list>
      <text:p text:style-name="P3"><text:span text:style-name="T4">1. Compute the optical flow of all the pixels in the image (this step is done for each of the RGB channels of the image).</text:span></text:p>
      <text:p text:style-name="P3"><text:span text:style-name="T4">2. Segment the image in pixels with high optical flow (moving objects) and pixels with small optical flow (static pixels – background).</text:span></text:p>
      <text:p text:style-name="P3"><text:span text:style-name="T4">3. Cluster the pixels with high optical flow.</text:span></text:p>
      <text:p text:style-name="P3"><text:span text:style-name="T4">4. Find bounding boxes of the clusters.</text:span></text:p>
      <text:p text:style-name="P3"><text:span text:style-name="T4">5. Remove clusters that are too small.</text:span></text:p>
      <text:p text:style-name="P1"/>
      <text:list xml:id="list190515443497300" text:continue-numbering="true" text:style-name="Outline">
        <text:list-item>
          <text:list>
            <text:list-item>
              <text:h text:style-name="Heading_20_2" text:outline-level="2"><text:span text:style-name="T5">Optical Flow - </text:span>The Farneback algorithm</text:h>
            </text:list-item>
          </text:list>
        </text:list-item>
      </text:list>
      <text:p text:style-name="P5">Optical flow means computing the displacement of a pixel between two consecutive frames.</text:p>
      <text:p text:style-name="Standard"><text:span text:style-name="T9">In computing the optical flow, the essential part is data representation. We desire to </text:span>“The idea of polynomial expansion is to approximate some neighborhood of each pixel with a polynomial.” [1]</text:p>
      <text:p text:style-name="Standard">Let <text:span text:style-name="T1">f</text:span><text:span text:style-name="T3">1</text:span><text:span text:style-name="T1">(x)</text:span> be a local approximation of the first frame around point <text:span text:style-name="T1">x</text:span><text:span text:style-name="T3">0</text:span>, and <text:span text:style-name="T1">f</text:span><text:span text:style-name="T3">2</text:span><text:span text:style-name="T1">(x)</text:span> be a local approximation of the second frame around point <text:span text:style-name="T1">x</text:span><text:span text:style-name="T3">0</text:span>. The task is to find the displacement vector <text:span text:style-name="T1">d </text:span>such that <text:span text:style-name="T1">f</text:span><text:span text:style-name="T3">1</text:span><text:span text:style-name="T1">(x - d) = f</text:span><text:span text:style-name="T3">2</text:span><text:span text:style-name="T1">(x) </text:span>in a neighborhood around <text:span text:style-name="T1">x</text:span><text:span text:style-name="T3">0</text:span>. <text:span text:style-name="T6">The task is accomplished using mathematical operations.</text:span></text:p>
      <text:p text:style-name="P6"><text:span text:style-name="T6">In my implementation, I used the </text:span><text:span text:style-name="T2">calcOpticalFlowFarneback</text:span><text:span text:style-name="T8"> </text:span><text:span text:style-name="T6">function provided by OpenCV to compute the optical flow. The function was called, in turn, for each channel of the image. So there will be 3 optical flows for each pair of frames.</text:span></text:p>
      <text:list xml:id="list190514277847987" text:continue-numbering="true" text:style-name="Outline">
        <text:list-item>
          <text:list>
            <text:list-item>
              <text:h text:style-name="P8" text:outline-level="2"><text:span text:style-name="T6">Image Segmentation</text:span></text:h>
            </text:list-item>
          </text:list>
        </text:list-item>
      </text:list>
      <text:p text:style-name="P7">We are not interested in the direction of </text:p>
      <text:p text:style-name="Standard"/>
      <text:p text:style-name="Standard">References:</text:p>
      <text:p text:style-name="P6">[1] Gunnar Farneb<text:span text:style-name="Emphasis"><text:span text:style-name="T7">ä</text:span></text:span>ck: “Two-Frame Motion Estimation Based on Polynomial Expansion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Militaru</meta:initial-creator>
    <meta:editing-cycles>9</meta:editing-cycles>
    <meta:creation-date>2016-05-25T09:29:00</meta:creation-date>
    <dc:date>2016-05-25T19:05:13.675686755</dc:date>
    <meta:editing-duration>PT1H9M24S</meta:editing-duration>
    <meta:generator>LibreOffice/4.2.8.2$Linux_X86_64 LibreOffice_project/420m0$Build-2</meta:generator>
    <meta:document-statistic meta:table-count="0" meta:image-count="0" meta:object-count="0" meta:page-count="2" meta:paragraph-count="18" meta:word-count="262" meta:character-count="1544" meta:non-whitespace-character-count="130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